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cf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bits/stdc++.h&gt;</text:p>
      <text:p text:style-name="Standard">using namespace std;</text:p>
      <text:p text:style-name="Standard">#define ll long long </text:p>
      <text:p text:style-name="Standard">const int N = 2e5 + 10;</text:p>
      <text:p text:style-name="Standard">int a[N];</text:p>
      <text:p text:style-name="Standard">vector&lt;int&gt; v[N];</text:p>
      <text:p text:style-name="Standard">bool vis[N];</text:p>
      <text:p text:style-name="Standard"/>
      <text:p text:style-name="Standard">void dfs(int vertex){</text:p>
      <text:p text:style-name="Standard"/>
      <text:p text:style-name="Standard"><text:s text:c="4"/>// if(vis[vertex])return;</text:p>
      <text:p text:style-name="Standard"/>
      <text:p text:style-name="Standard"><text:s text:c="2"/>// cout &lt;&lt; vertex &lt;&lt; '\n';</text:p>
      <text:p text:style-name="Standard"><text:s text:c="4"/>vis[vertex] = true;</text:p>
      <text:p text:style-name="Standard"/>
      <text:p text:style-name="Standard"/>
      <text:p text:style-name="Standard"><text:s text:c="4"/>for(auto child : v[vertex]){</text:p>
      <text:p text:style-name="Standard"/>
      <text:p text:style-name="Standard"><text:s text:c="7"/>// cout &lt;&lt; "par" &lt;&lt; ' ' &lt;&lt; vertex &lt;&lt; ' ' &lt;&lt; child &lt;&lt; '\n';</text:p>
      <text:p text:style-name="Standard"><text:s text:c="8"/>if(vis[child]) continue;</text:p>
      <text:p text:style-name="Standard"/>
      <text:p text:style-name="Standard"><text:s text:c="8"/>dfs(child);</text:p>
      <text:p text:style-name="Standard"><text:s text:c="4"/>}</text:p>
      <text:p text:style-name="Standard">}</text:p>
      <text:p text:style-name="Standard"/>
      <text:p text:style-name="Standard">// <text:span text:style-name="T1">call the df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1:24:00.126121959</meta:creation-date>
    <dc:date>2024-03-12T01:25:04.476173197</dc:date>
    <meta:editing-duration>PT1M5S</meta:editing-duration>
    <meta:editing-cycles>1</meta:editing-cycles>
    <meta:document-statistic meta:table-count="0" meta:image-count="0" meta:object-count="0" meta:page-count="1" meta:paragraph-count="18" meta:word-count="64" meta:character-count="395" meta:non-whitespace-character-count="307"/>
    <meta:generator>LibreOffice/7.3.7.2$Linux_X86_64 LibreOffice_project/30$Build-2</meta:generator>
  </office:meta>
</office:document-meta>
</file>